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1.3189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5681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1.672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2327in"/>
    </style:style>
    <style:style style:name="co28" style:family="table-column">
      <style:table-column-properties fo:break-before="auto" style:column-width="1.2646in"/>
    </style:style>
    <style:style style:name="co29" style:family="table-column">
      <style:table-column-properties fo:break-before="auto" style:column-width="1.5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01-2002-1-ND</text:p>
          </table:table-cell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I2]*[.L2]" office:value-type="float" office:value="0.44">
            <text:p>0.44</text:p>
          </table:table-cell>
          <table:table-cell table:formula="of:=[.L2]*[.K2]"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O2]*[.K2]" office:value-type="float" office:value="0.402">
            <text:p>0.4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KL05Z32VFK4-ND</text:p>
          </table:table-cell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I8]*[.L8]" office:value-type="float" office:value="1.91">
            <text:p>1.91</text:p>
          </table:table-cell>
          <table:table-cell table:formula="of:=[.L8]*[.K8]"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O8]*[.K8]" office:value-type="float" office:value="1.802">
            <text:p>1.8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C Resources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mera BOM" table:style-name="ta1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1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14T13:10:47</dc:date>
    <dc:creator>Austin Buchan</dc:creator>
    <meta:editing-duration>PT4H56M10S</meta:editing-duration>
    <meta:editing-cycles>13</meta:editing-cycles>
    <meta:generator>LibreOffice/3.5$Linux_X86_64 LibreOffice_project/350m1$Build-2</meta:generator>
    <meta:document-statistic meta:table-count="3" meta:cell-count="437" meta:object-count="0"/>
  </office:meta>
</office:document-meta>
</file>